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4.75cm" fo:min-width="10.5cm"/>
    </style:style>
    <style:style style:name="gr2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6cm" draw:shadow-opacity="50%"/>
    </style:style>
    <style:style style:name="gr3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7cm" fo:min-width="1.36cm" draw:shadow-opacity="50%"/>
    </style:style>
    <style:style style:name="gr4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6cm" fo:min-width="1.36cm" draw:shadow-opacity="50%"/>
    </style:style>
    <style:style style:name="gr5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1cm" fo:min-width="1.36cm" draw:shadow-opacity="50%"/>
    </style:style>
    <style:style style:name="gr6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63cm" draw:shadow-opacity="50%"/>
    </style:style>
    <style:style style:name="gr7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7cm" fo:min-width="1.363cm" draw:shadow-opacity="50%"/>
    </style:style>
    <style:style style:name="gr8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6cm" fo:min-width="1.363cm" draw:shadow-opacity="50%"/>
    </style:style>
    <style:style style:name="gr9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1cm" fo:min-width="1.363cm" draw:shadow-opacity="50%"/>
    </style:style>
    <style:style style:name="gr10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52cm" draw:shadow-opacity="50%"/>
    </style:style>
    <style:style style:name="gr11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7cm" fo:min-width="1.352cm" draw:shadow-opacity="50%"/>
    </style:style>
    <style:style style:name="gr12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6cm" fo:min-width="1.352cm" draw:shadow-opacity="50%"/>
    </style:style>
    <style:style style:name="gr13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1cm" fo:min-width="1.352cm" draw:shadow-opacity="50%"/>
    </style:style>
    <style:style style:name="gr14" style:family="graphic" style:parent-style-name="standard">
      <style:graphic-properties svg:stroke-color="#b2b2b2" draw:fill="none" draw:textarea-horizontal-align="justify" draw:textarea-vertical-align="middle" draw:auto-grow-height="false" fo:min-height="0.268cm" fo:min-width="1.363cm"/>
    </style:style>
    <style:style style:name="gr15" style:family="graphic" style:parent-style-name="standard">
      <style:graphic-properties svg:stroke-color="#b2b2b2" draw:fill="none" draw:fill-color="#cfe7e5" draw:opacity="100%" draw:textarea-horizontal-align="justify" draw:textarea-vertical-align="middle" draw:auto-grow-height="false" fo:min-height="0.267cm" fo:min-width="1.363cm" draw:shadow-opacity="100%"/>
    </style:style>
    <style:style style:name="gr16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66cm" fo:min-width="1.363cm" draw:shadow-opacity="50%"/>
    </style:style>
    <style:style style:name="gr17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51cm" fo:min-width="1.363cm" draw:shadow-opacity="50%"/>
    </style:style>
    <style:style style:name="gr18" style:family="graphic" style:parent-style-name="standard">
      <style:graphic-properties draw:fill-color="#99ff66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20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21" style:family="graphic" style:parent-style-name="standard">
      <style:graphic-properties draw:fill="solid" draw:fill-color="#ffff6d" draw:opacity="100%" draw:textarea-horizontal-align="justify" draw:textarea-vertical-align="middle" draw:auto-grow-height="false" fo:min-height="0cm" fo:min-width="0cm" draw:shadow-opacity="100%"/>
    </style:style>
    <style:style style:name="gr22" style:family="graphic" style:parent-style-name="standard">
      <style:graphic-properties draw:fill="solid" draw:fill-color="#ffff6d" draw:opacity="100%" draw:textarea-horizontal-align="justify" draw:textarea-vertical-align="middle" draw:auto-grow-height="false" fo:min-height="0.64cm" fo:min-width="0.834cm" draw:shadow="hidden" draw:shadow-opacity="100%"/>
    </style:style>
    <style:style style:name="gr23" style:family="graphic" style:parent-style-name="standard">
      <style:graphic-properties draw:fill="solid" draw:fill-color="#ffff6d" draw:opacity="100%" draw:textarea-horizontal-align="justify" draw:textarea-vertical-align="middle" draw:auto-grow-height="false" fo:min-height="0cm" fo:min-width="2.454cm" draw:shadow-opacity="100%"/>
    </style:style>
    <style:style style:name="gr24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41cm" draw:shadow-opacity="50%"/>
    </style:style>
    <style:style style:name="gr25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6cm" fo:min-width="1.341cm" draw:shadow-opacity="50%"/>
    </style:style>
    <style:style style:name="gr26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cm" fo:min-width="1.341cm" draw:shadow-opacity="50%"/>
    </style:style>
    <style:style style:name="gr27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64cm" draw:shadow-opacity="50%"/>
    </style:style>
    <style:style style:name="gr28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6cm" fo:min-width="1.364cm" draw:shadow-opacity="50%"/>
    </style:style>
    <style:style style:name="gr29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cm" fo:min-width="1.364cm" draw:shadow-opacity="50%"/>
    </style:style>
    <style:style style:name="gr30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4cm" draw:shadow-opacity="50%"/>
    </style:style>
    <style:style style:name="gr31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6cm" fo:min-width="1.34cm" draw:shadow-opacity="50%"/>
    </style:style>
    <style:style style:name="gr32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cm" fo:min-width="1.34cm" draw:shadow-opacity="50%"/>
    </style:style>
    <style:style style:name="gr33" style:family="graphic" style:parent-style-name="standard">
      <style:graphic-properties svg:stroke-color="#b2b2b2" draw:fill="none" draw:textarea-horizontal-align="justify" draw:textarea-vertical-align="middle" draw:auto-grow-height="false" fo:min-height="0.267cm" fo:min-width="1.341cm"/>
    </style:style>
    <style:style style:name="gr34" style:family="graphic" style:parent-style-name="standard">
      <style:graphic-properties svg:stroke-color="#b2b2b2" draw:fill="none" draw:textarea-horizontal-align="justify" draw:textarea-vertical-align="middle" draw:auto-grow-height="false" fo:min-height="0.267cm" fo:min-width="1.364cm"/>
    </style:style>
    <style:style style:name="gr35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67cm" fo:min-width="1.34cm" draw:shadow-opacity="50%"/>
    </style:style>
    <style:style style:name="gr36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67cm" fo:min-width="1.364cm" draw:shadow-opacity="50%"/>
    </style:style>
    <style:style style:name="gr37" style:family="graphic" style:parent-style-name="standard">
      <style:graphic-properties draw:fill-color="#99ff66" draw:textarea-horizontal-align="justify" draw:textarea-vertical-align="middle" draw:auto-grow-height="false" fo:min-height="0.003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style:font-name="Liberation Mono" fo:font-size="8pt"/>
    </style:style>
    <style:style style:name="P3" style:family="paragraph">
      <loext:graphic-properties draw:fill="solid" draw:fill-color="#99ff66" draw:opacity="50%"/>
      <style:paragraph-properties fo:text-align="center"/>
      <style:text-properties style:font-name="Liberation Mono" fo:font-size="8pt"/>
    </style:style>
    <style:style style:name="P4" style:family="paragraph">
      <style:paragraph-properties fo:text-align="center"/>
      <style:text-properties style:font-name="Liberation Mono" fo:font-size="8pt" style:font-size-asian="8pt" style:font-size-complex="8pt"/>
    </style:style>
    <style:style style:name="P5" style:family="paragraph">
      <loext:graphic-properties draw:fill="solid" draw:fill-color="#99ff66" draw:opacity="50%"/>
      <style:paragraph-properties fo:text-align="center"/>
      <style:text-properties style:font-name="Liberation Mono" fo:font-size="8pt" style:font-size-asian="8pt" style:font-size-complex="8pt"/>
    </style:style>
    <style:style style:name="P6" style:family="paragraph">
      <style:paragraph-properties fo:text-align="center"/>
      <style:text-properties fo:color="#cccccc" style:font-name="Liberation Mono" fo:font-size="8pt"/>
    </style:style>
    <style:style style:name="P7" style:family="paragraph">
      <loext:graphic-properties draw:fill="none"/>
      <style:paragraph-properties fo:text-align="center"/>
      <style:text-properties fo:color="#cccccc" style:font-name="Liberation Mono" fo:font-size="8pt"/>
    </style:style>
    <style:style style:name="P8" style:family="paragraph">
      <loext:graphic-properties draw:fill="none" draw:fill-color="#cfe7e5" draw:opacity="100%"/>
      <style:paragraph-properties fo:text-align="center"/>
      <style:text-properties fo:color="#cccccc" style:font-name="Liberation Mono" fo:font-size="8pt"/>
    </style:style>
    <style:style style:name="P9" style:family="paragraph">
      <loext:graphic-properties draw:fill="solid" draw:fill-color="#ffff6d" draw:opacity="50%"/>
      <style:paragraph-properties fo:text-align="center"/>
      <style:text-properties style:font-name="Liberation Mono" fo:font-size="8pt"/>
    </style:style>
    <style:style style:name="P10" style:family="paragraph">
      <loext:graphic-properties draw:fill-color="#99ff66"/>
      <style:paragraph-properties fo:text-align="center"/>
    </style:style>
    <style:style style:name="P11" style:family="paragraph">
      <loext:graphic-properties draw:fill="solid" draw:fill-color="#ffff6d" draw:opacity="100%"/>
      <style:paragraph-properties fo:text-align="center"/>
    </style:style>
    <style:style style:name="P12" style:family="paragraph">
      <style:paragraph-properties fo:text-align="center"/>
      <style:text-properties fo:color="#b2b2b2" style:font-name="Liberation Mono" fo:font-size="8pt"/>
    </style:style>
    <style:style style:name="P13" style:family="paragraph">
      <loext:graphic-properties draw:fill="none"/>
      <style:paragraph-properties fo:text-align="center"/>
      <style:text-properties fo:color="#b2b2b2" style:font-name="Liberation Mono" fo:font-size="8pt"/>
    </style:style>
    <style:style style:name="T1" style:family="text">
      <style:text-properties style:font-name="Liberation Mono" style:font-size-asian="10.5pt" style:font-size-complex="10.5pt"/>
    </style:style>
    <style:style style:name="T2" style:family="text">
      <style:text-properties style:font-name="Liberation Mono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custom-shape draw:style-name="gr1" draw:text-style-name="P1" draw:layer="layout" svg:width="11cm" svg:height="5cm" svg:x="2cm" svg:y="1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1.86cm" svg:height="0.518cm" svg:x="5.019cm" svg:y="13.62cm">
              <text:p text:style-name="P2"><text:span text:style-name="T1">[1</text:span><text:span text:style-name="T1">08</text:span><text:span text:style-name="T1">..</text:span><text:span text:style-name="T1">14</text:span><text:span text:style-name="T1">3]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86cm" svg:height="0.518cm" svg:x="5.019cm" svg:y="14.241cm">
              <text:p text:style-name="P2"><text:span text:style-name="T1">[1</text:span><text:span text:style-name="T1">44</text:span><text:span text:style-name="T1">..</text:span><text:span text:style-name="T1">17</text:span><text:span text:style-name="T1">9]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1.86cm" svg:height="0.517cm" svg:x="5.019cm" svg:y="13cm">
              <text:p text:style-name="P4"><text:span text:style-name="T2">[7</text:span><text:span text:style-name="T2">2.</text:span><text:span text:style-name="T2">.1</text:span><text:span text:style-name="T2">07</text:span><text:span text:style-name="T2">]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86cm" svg:height="0.516cm" svg:x="5.019cm" svg:y="12.38cm">
              <text:p text:style-name="P4"><text:span text:style-name="T2">[3</text:span><text:span text:style-name="T2">6.</text:span><text:span text:style-name="T2">.7</text:span><text:span text:style-name="T2">1]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86cm" svg:height="0.501cm" svg:x="5.019cm" svg:y="11.78cm">
              <text:p text:style-name="P4"><text:span text:style-name="T2">[0</text:span><text:span text:style-name="T2">..</text:span><text:span text:style-name="T2">35</text:span><text:span text:style-name="T2">]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1.863cm" svg:height="0.518cm" svg:x="7.19cm" svg:y="13.62cm">
              <text:p text:style-name="P2"><text:span text:style-name="T1">[108..143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1.863cm" svg:height="0.518cm" svg:x="7.19cm" svg:y="14.241cm">
              <text:p text:style-name="P2"><text:span text:style-name="T1">[1</text:span><text:span text:style-name="T1">44</text:span><text:span text:style-name="T1">..</text:span><text:span text:style-name="T1">17</text:span><text:span text:style-name="T1">9]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1.863cm" svg:height="0.517cm" svg:x="7.19cm" svg:y="13cm">
              <text:p text:style-name="P2"><text:span text:style-name="T1">[</text:span><text:span text:style-name="T1">7</text:span><text:span text:style-name="T1">2</text:span><text:span text:style-name="T1">.</text:span><text:span text:style-name="T1">.</text:span><text:span text:style-name="T1">1</text:span><text:span text:style-name="T1">0</text:span><text:span text:style-name="T1">7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1.863cm" svg:height="0.516cm" svg:x="7.19cm" svg:y="12.38cm">
              <text:p text:style-name="P4"><text:span text:style-name="T2">[</text:span><text:span text:style-name="T2">3</text:span><text:span text:style-name="T2">6</text:span><text:span text:style-name="T2">.</text:span><text:span text:style-name="T2">.</text:span><text:span text:style-name="T2">7</text:span><text:span text:style-name="T2">1</text:span><text:span text:style-name="T2">]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1.863cm" svg:height="0.501cm" svg:x="7.19cm" svg:y="11.78cm">
              <text:p text:style-name="P4"><text:span text:style-name="T2">[0..35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1.852cm" svg:height="0.518cm" svg:x="2.864cm" svg:y="13.62cm">
              <text:p text:style-name="P2"><text:span text:style-name="T1">[108..14</text:span><text:span text:style-name="T1">3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1.852cm" svg:height="0.518cm" svg:x="2.864cm" svg:y="14.241cm">
              <text:p text:style-name="P2"><text:span text:style-name="T1">[</text:span><text:span text:style-name="T1">1</text:span><text:span text:style-name="T1">4</text:span><text:span text:style-name="T1">4</text:span><text:span text:style-name="T1">.</text:span><text:span text:style-name="T1">.</text:span><text:span text:style-name="T1">1</text:span><text:span text:style-name="T1">7</text:span><text:span text:style-name="T1">9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852cm" svg:height="0.517cm" svg:x="2.864cm" svg:y="13cm">
              <text:p text:style-name="P4"><text:span text:style-name="T2">[</text:span><text:span text:style-name="T2">7</text:span><text:span text:style-name="T2">2</text:span><text:span text:style-name="T2">.</text:span><text:span text:style-name="T2">.</text:span><text:span text:style-name="T2">1</text:span><text:span text:style-name="T2">0</text:span><text:span text:style-name="T2">7</text:span><text:span text:style-name="T2">]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1.852cm" svg:height="0.516cm" svg:x="2.864cm" svg:y="12.38cm">
              <text:p text:style-name="P4"><text:span text:style-name="T2">[3</text:span><text:span text:style-name="T2">6.</text:span><text:span text:style-name="T2">.7</text:span><text:span text:style-name="T2">1]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1.852cm" svg:height="0.501cm" svg:x="2.864cm" svg:y="11.78cm">
              <text:p text:style-name="P4"><text:span text:style-name="T2">[</text:span><text:span text:style-name="T2">0</text:span><text:span text:style-name="T2">.</text:span><text:span text:style-name="T2">.</text:span><text:span text:style-name="T2">3</text:span><text:span text:style-name="T2">5</text:span><text:span text:style-name="T2">]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7" draw:layer="layout" svg:width="1.863cm" svg:height="0.518cm" svg:x="10.273cm" svg:y="13.62cm">
              <text:p text:style-name="P6"><text:span text:style-name="T1">[</text:span><text:span text:style-name="T1">1</text:span><text:span text:style-name="T1">0</text:span><text:span text:style-name="T1">8</text:span><text:span text:style-name="T1">.</text:span><text:span text:style-name="T1">.</text:span><text:span text:style-name="T1">1</text:span><text:span text:style-name="T1">4</text:span><text:span text:style-name="T1">3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7" draw:layer="layout" svg:width="1.863cm" svg:height="0.518cm" svg:x="10.273cm" svg:y="14.241cm">
              <text:p text:style-name="P6"><text:span text:style-name="T1">[</text:span><text:span text:style-name="T1">1</text:span><text:span text:style-name="T1">4</text:span><text:span text:style-name="T1">4</text:span><text:span text:style-name="T1">.</text:span><text:span text:style-name="T1">.</text:span><text:span text:style-name="T1">1</text:span><text:span text:style-name="T1">7</text:span><text:span text:style-name="T1">9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863cm" svg:height="0.517cm" svg:x="10.273cm" svg:y="13cm">
              <text:p text:style-name="P6"><text:span text:style-name="T1">[7</text:span><text:span text:style-name="T1">2.</text:span><text:span text:style-name="T1">.1</text:span><text:span text:style-name="T1">07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9" draw:layer="layout" svg:width="1.863cm" svg:height="0.516cm" svg:x="10.273cm" svg:y="12.38cm">
              <text:p text:style-name="P2"><text:span text:style-name="T1">[</text:span><text:span text:style-name="T1">3</text:span><text:span text:style-name="T1">6</text:span><text:span text:style-name="T1">.</text:span><text:span text:style-name="T1">.</text:span><text:span text:style-name="T1">7</text:span><text:span text:style-name="T1">1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1.863cm" svg:height="0.501cm" svg:x="10.273cm" svg:y="11.78cm">
              <text:p text:style-name="P2"><text:span text:style-name="T1">[</text:span><text:span text:style-name="T1">0</text:span><text:span text:style-name="T1">.</text:span><text:span text:style-name="T1">.</text:span><text:span text:style-name="T1">3</text:span><text:span text:style-name="T1">5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445cm" svg:height="0.105cm" svg:x="7.764cm" svg:y="11.0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445cm" svg:height="0.105cm" svg:x="7.764cm" svg:y="10.883cm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10" draw:layer="layout" svg:width="0.875cm" svg:height="0.365cm" svg:x="7.551cm" svg:y="11.188cm" svg:viewBox="0 0 876 366" draw:points="657,0 657,209 876,209 438,366 0,209 219,209 219,0">
              <text:p/>
            </draw:polygon>
            <draw:custom-shape draw:style-name="gr18" draw:text-style-name="P10" draw:layer="layout" svg:width="0.437cm" svg:height="0.105cm" svg:x="3.605cm" svg:y="11.04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437cm" svg:height="0.1cm" svg:x="3.605cm" svg:y="10.888cm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10" draw:layer="layout" svg:width="0.875cm" svg:height="0.365cm" svg:x="3.389cm" svg:y="11.2cm" svg:viewBox="0 0 876 366" draw:points="657,0 657,209 876,209 438,366 0,209 219,209 219,0">
              <text:p/>
            </draw:polygon>
            <draw:custom-shape draw:style-name="gr18" draw:text-style-name="P10" draw:layer="layout" svg:width="0.425cm" svg:height="0.105cm" svg:x="5.705cm" svg:y="11.01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425cm" svg:height="0.105cm" svg:x="5.705cm" svg:y="10.86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425cm" svg:height="0.241cm" svg:x="5.705cm" svg:y="10.554cm">
              <text:p/>
              <draw:enhanced-geometry svg:viewBox="0 0 21600 21600" draw:type="rectangle" draw:enhanced-path="M 0 0 L 21600 0 21600 21600 0 21600 0 0 Z N"/>
            </draw:custom-shape>
            <draw:polygon draw:style-name="gr19" draw:text-style-name="P10" draw:layer="layout" svg:width="0.875cm" svg:height="0.365cm" svg:x="5.48cm" svg:y="11.173cm" svg:viewBox="0 0 876 366" draw:points="657,0 657,209 876,209 438,366 0,209 219,209 219,0">
              <text:p/>
            </draw:polygon>
            <draw:custom-shape draw:style-name="gr18" draw:text-style-name="P10" draw:layer="layout" svg:width="0.425cm" svg:height="0.104cm" svg:x="5.705cm" svg:y="10.391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425cm" svg:height="0.105cm" svg:x="5.705cm" svg:y="10.242cm">
              <text:p/>
              <draw:enhanced-geometry svg:viewBox="0 0 21600 21600" draw:type="rectangle" draw:enhanced-path="M 0 0 L 21600 0 21600 21600 0 21600 0 0 Z N"/>
            </draw:custom-shape>
            <draw:polygon draw:style-name="gr20" draw:text-style-name="P10" draw:layer="layout" svg:width="2.023cm" svg:height="0.198cm" svg:x="6.184cm" svg:y="10.622cm" svg:viewBox="0 0 2024 199" draw:points="0,0 2024,0 2024,136 2023,136 2023,199 1586,199 1586,136 0,136">
              <text:p/>
            </draw:polygon>
            <draw:polygon draw:style-name="gr20" draw:text-style-name="P10" draw:layer="layout" svg:width="2.023cm" svg:height="0.198cm" svg:x="3.62cm" svg:y="10.629cm" svg:viewBox="0 0 2024 199" draw:points="2024,0 0,0 0,136 1,136 1,199 438,199 438,136 2024,136">
              <text:p/>
            </draw:polygon>
            <draw:custom-shape draw:style-name="gr21" draw:text-style-name="P11" draw:layer="layout" svg:width="0.429cm" svg:height="0.105cm" svg:x="10.953cm" svg:y="11.02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0.429cm" svg:height="0.105cm" svg:x="10.953cm" svg:y="10.876cm">
              <text:p/>
              <draw:enhanced-geometry svg:viewBox="0 0 21600 21600" draw:type="rectangle" draw:enhanced-path="M 0 0 L 21600 0 21600 21600 0 21600 0 0 Z N"/>
            </draw:custom-shape>
            <draw:polygon draw:style-name="gr22" draw:text-style-name="P11" draw:layer="layout" svg:width="0.875cm" svg:height="0.365cm" svg:x="10.729cm" svg:y="11.182cm" svg:viewBox="0 0 876 366" draw:points="657,0 657,209 876,209 438,366 0,209 219,209 219,0">
              <text:p/>
            </draw:polygon>
            <draw:polygon draw:style-name="gr23" draw:text-style-name="P11" draw:layer="layout" svg:width="2.28cm" svg:height="0.195cm" svg:x="9.103cm" svg:y="10.625cm" svg:viewBox="0 0 2281 196" draw:points="2278,0 2281,0 2281,134 2280,134 2280,196 1843,196 1843,134 257,134 257,132 0,132 0,0 257,0">
              <text:p/>
            </draw:polygon>
            <draw:custom-shape draw:style-name="gr21" draw:text-style-name="P11" draw:layer="layout" svg:width="0.101cm" svg:height="0.147cm" svg:x="8.251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0.091cm" svg:height="0.147cm" svg:x="8.392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0.09cm" svg:height="0.147cm" svg:x="8.544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0.094cm" svg:height="0.147cm" svg:x="8.662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0.091cm" svg:height="0.147cm" svg:x="8.811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0.095cm" svg:height="0.147cm" svg:x="8.958cm" svg:y="10.61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1cm" svg:height="5cm" svg:x="2cm" svg:y="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3" draw:layer="layout" svg:width="1.841cm" svg:height="0.518cm" svg:x="8.639cm" svg:y="4.979cm">
              <text:p text:style-name="P2"><text:span text:style-name="T1">[</text:span><text:span text:style-name="T1">1</text:span><text:span text:style-name="T1">0</text:span><text:span text:style-name="T1">8</text:span><text:span text:style-name="T1">.</text:span><text:span text:style-name="T1">.</text:span><text:span text:style-name="T1">1</text:span><text:span text:style-name="T1">4</text:span><text:span text:style-name="T1">3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1.841cm" svg:height="0.506cm" svg:x="8.639cm" svg:y="5.6cm">
              <text:p text:style-name="P2"><text:span text:style-name="T1">[</text:span><text:span text:style-name="T1">1</text:span><text:span text:style-name="T1">0</text:span><text:span text:style-name="T1">8</text:span><text:span text:style-name="T1">.</text:span><text:span text:style-name="T1">.</text:span><text:span text:style-name="T1">1</text:span><text:span text:style-name="T1">4</text:span><text:span text:style-name="T1">3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3" draw:layer="layout" svg:width="1.841cm" svg:height="0.51cm" svg:x="8.639cm" svg:y="6.206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3" draw:layer="layout" svg:width="1.864cm" svg:height="0.518cm" svg:x="10.686cm" svg:y="4.979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1.864cm" svg:height="0.506cm" svg:x="10.686cm" svg:y="5.6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1.864cm" svg:height="0.51cm" svg:x="10.686cm" svg:y="6.206cm">
              <text:p text:style-name="P2"><text:span text:style-name="T1">[1</text:span><text:span text:style-name="T1">44</text:span><text:span text:style-name="T1">..</text:span><text:span text:style-name="T1">17</text:span><text:span text:style-name="T1">9]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3" draw:layer="layout" svg:width="1.864cm" svg:height="0.518cm" svg:x="6.568cm" svg:y="4.979cm">
              <text:p text:style-name="P2"><text:span text:style-name="T1">[72..107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1.864cm" svg:height="0.506cm" svg:x="6.568cm" svg:y="5.6cm">
              <text:p text:style-name="P2"><text:span text:style-name="T1">[72..107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1.864cm" svg:height="0.51cm" svg:x="6.568cm" svg:y="6.206cm">
              <text:p text:style-name="P2"><text:span text:style-name="T1">[72..107]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1.84cm" svg:height="0.518cm" svg:x="4.521cm" svg:y="4.979cm">
              <text:p text:style-name="P2"><text:span text:style-name="T1">[3</text:span><text:span text:style-name="T1">6.</text:span><text:span text:style-name="T1">.7</text:span><text:span text:style-name="T1">1]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" draw:layer="layout" svg:width="1.84cm" svg:height="0.506cm" svg:x="4.521cm" svg:y="5.6cm">
              <text:p text:style-name="P2"><text:span text:style-name="T1">[</text:span><text:span text:style-name="T1">3</text:span><text:span text:style-name="T1">6</text:span><text:span text:style-name="T1">.</text:span><text:span text:style-name="T1">.</text:span><text:span text:style-name="T1">7</text:span><text:span text:style-name="T1">1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3" draw:layer="layout" svg:width="1.84cm" svg:height="0.51cm" svg:x="4.521cm" svg:y="6.206cm">
              <text:p text:style-name="P2"><text:span text:style-name="T1">[</text:span><text:span text:style-name="T1">3</text:span><text:span text:style-name="T1">6</text:span><text:span text:style-name="T1">.</text:span><text:span text:style-name="T1">.</text:span><text:span text:style-name="T1">7</text:span><text:span text:style-name="T1">1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3" draw:layer="layout" svg:width="1.864cm" svg:height="0.518cm" svg:x="2.45cm" svg:y="4.979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1.864cm" svg:height="0.506cm" svg:x="2.45cm" svg:y="5.6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1.864cm" svg:height="0.51cm" svg:x="2.45cm" svg:y="6.206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3" draw:layer="layout" svg:width="1.841cm" svg:height="0.517cm" svg:x="8.639cm" svg:y="7.131cm">
              <text:p text:style-name="P12"><text:span text:style-name="T1">[1</text:span><text:span text:style-name="T1">08</text:span><text:span text:style-name="T1">..</text:span><text:span text:style-name="T1">14</text:span><text:span text:style-name="T1">3]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1.864cm" svg:height="0.517cm" svg:x="10.686cm" svg:y="7.131cm">
              <text:p text:style-name="P12"><text:span text:style-name="T1">[144..17</text:span><text:span text:style-name="T1">9]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1.864cm" svg:height="0.517cm" svg:x="6.568cm" svg:y="7.131cm">
              <text:p text:style-name="P12"><text:span text:style-name="T1">[72..107</text:span><text:span text:style-name="T1">]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9" draw:layer="layout" svg:width="1.84cm" svg:height="0.517cm" svg:x="4.521cm" svg:y="7.131cm">
              <text:p text:style-name="P2"><text:span text:style-name="T1">[36..71]</text:span></text:p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64cm" svg:height="0.517cm" svg:x="2.45cm" svg:y="7.131cm">
              <text:p text:style-name="P2"><text:span text:style-name="T1">[0</text:span><text:span text:style-name="T1">..</text:span><text:span text:style-name="T1">35</text:span><text:span text:style-name="T1">]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0.445cm" svg:height="0.106cm" svg:x="7.278cm" svg:y="4.12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0.445cm" svg:height="0.106cm" svg:x="7.278cm" svg:y="3.976cm">
                <text:p/>
                <draw:enhanced-geometry svg:viewBox="0 0 21600 21600" draw:type="rectangle" draw:enhanced-path="M 0 0 L 21600 0 21600 21600 0 21600 0 0 Z N"/>
              </draw:custom-shape>
              <draw:custom-shape draw:style-name="gr37" draw:text-style-name="P10" draw:layer="layout" svg:width="0.445cm" svg:height="0.253cm" svg:x="7.278cm" svg:y="3.665cm">
                <text:p/>
                <draw:enhanced-geometry svg:viewBox="0 0 21600 21600" draw:type="rectangle" draw:enhanced-path="M 0 0 L 21600 0 21600 21600 0 21600 0 0 Z N"/>
              </draw:custom-shape>
              <draw:polygon draw:style-name="gr19" draw:text-style-name="P10" draw:layer="layout" svg:width="0.875cm" svg:height="0.365cm" svg:x="7.063cm" svg:y="4.288cm" svg:viewBox="0 0 876 366" draw:points="657,0 657,209 876,209 438,366 0,209 219,209 219,0">
                <text:p/>
              </draw:polygon>
              <draw:custom-shape draw:style-name="gr18" draw:text-style-name="P10" draw:layer="layout" svg:width="0.445cm" svg:height="0.099cm" svg:x="7.278cm" svg:y="3.521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0.445cm" svg:height="0.105cm" svg:x="7.278cm" svg:y="3.35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g>
                  <draw:custom-shape draw:style-name="gr18" draw:text-style-name="P10" draw:layer="layout" svg:width="0.424cm" svg:height="0.102cm" svg:x="9.349cm" svg:y="4.117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" draw:text-style-name="P10" draw:layer="layout" svg:width="0.424cm" svg:height="0.106cm" svg:x="9.349cm" svg:y="3.967cm">
                    <text:p/>
                    <draw:enhanced-geometry svg:viewBox="0 0 21600 21600" draw:type="rectangle" draw:enhanced-path="M 0 0 L 21600 0 21600 21600 0 21600 0 0 Z N"/>
                  </draw:custom-shape>
                  <draw:polygon draw:style-name="gr19" draw:text-style-name="P10" draw:layer="layout" svg:width="0.875cm" svg:height="0.365cm" svg:x="9.124cm" svg:y="4.28cm" svg:viewBox="0 0 876 366" draw:points="657,0 657,209 876,209 438,366 0,209 219,209 219,0">
                    <text:p/>
                  </draw:polygon>
                </draw:g>
                <draw:polygon draw:style-name="gr20" draw:text-style-name="P10" draw:layer="layout" svg:width="1.996cm" svg:height="0.198cm" svg:x="7.783cm" svg:y="3.726cm" svg:viewBox="0 0 1997 199" draw:points="0,0 1997,0 1997,136 1996,136 1996,199 1559,199 1559,136 0,136">
                  <text:p/>
                </draw:polygon>
                <draw:polygon draw:style-name="gr20" draw:text-style-name="P10" draw:layer="layout" svg:width="1.996cm" svg:height="0.198cm" svg:x="7.784cm" svg:y="3.727cm" svg:viewBox="0 0 1997 199" draw:points="0,0 1997,0 1997,136 1996,136 1996,199 1559,199 1559,136 0,136">
                  <text:p/>
                </draw:polygon>
                <draw:polygon draw:style-name="gr19" draw:text-style-name="P10" draw:layer="layout" svg:width="0.875cm" svg:height="0.365cm" svg:x="9.125cm" svg:y="4.281cm" svg:viewBox="0 0 876 366" draw:points="657,0 657,209 876,209 438,366 0,209 219,209 219,0">
                  <text:p/>
                </draw:polygon>
              </draw:g>
              <draw:g>
                <draw:g>
                  <draw:custom-shape draw:style-name="gr18" draw:text-style-name="P10" draw:layer="layout" svg:width="0.445cm" svg:height="0.102cm" svg:x="11.404cm" svg:y="4.117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" draw:text-style-name="P10" draw:layer="layout" svg:width="0.445cm" svg:height="0.106cm" svg:x="11.404cm" svg:y="3.967cm">
                    <text:p/>
                    <draw:enhanced-geometry svg:viewBox="0 0 21600 21600" draw:type="rectangle" draw:enhanced-path="M 0 0 L 21600 0 21600 21600 0 21600 0 0 Z N"/>
                  </draw:custom-shape>
                  <draw:polygon draw:style-name="gr19" draw:text-style-name="P10" draw:layer="layout" svg:width="0.875cm" svg:height="0.365cm" svg:x="11.192cm" svg:y="4.28cm" svg:viewBox="0 0 876 366" draw:points="657,0 657,209 876,209 438,366 0,209 219,209 219,0">
                    <text:p/>
                  </draw:polygon>
                </draw:g>
                <draw:polygon draw:style-name="gr20" draw:text-style-name="P10" draw:layer="layout" svg:width="1.996cm" svg:height="0.198cm" svg:x="9.851cm" svg:y="3.726cm" svg:viewBox="0 0 1997 199" draw:points="0,0 1997,0 1997,136 1996,136 1996,199 1559,199 1559,136 0,136">
                  <text:p/>
                </draw:polygon>
                <draw:polygon draw:style-name="gr20" draw:text-style-name="P10" draw:layer="layout" svg:width="1.996cm" svg:height="0.198cm" svg:x="9.852cm" svg:y="3.727cm" svg:viewBox="0 0 1997 199" draw:points="0,0 1997,0 1997,136 1996,136 1996,199 1559,199 1559,136 0,136">
                  <text:p/>
                </draw:polygon>
                <draw:polygon draw:style-name="gr19" draw:text-style-name="P10" draw:layer="layout" svg:width="0.875cm" svg:height="0.365cm" svg:x="11.192cm" svg:y="4.281cm" svg:viewBox="0 0 876 366" draw:points="657,0 657,209 876,209 438,366 0,209 219,209 219,0">
                  <text:p/>
                </draw:polygon>
              </draw:g>
            </draw:g>
            <draw:g>
              <draw:g>
                <draw:g>
                  <draw:custom-shape draw:style-name="gr18" draw:text-style-name="P10" draw:layer="layout" svg:width="0.422cm" svg:height="0.102cm" svg:x="5.22cm" svg:y="4.117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18" draw:text-style-name="P10" draw:layer="layout" svg:width="0.422cm" svg:height="0.106cm" svg:x="5.22cm" svg:y="3.967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polygon draw:style-name="gr19" draw:text-style-name="P10" draw:layer="layout" svg:width="0.875cm" svg:height="0.365cm" svg:x="4.993cm" svg:y="4.28cm" svg:viewBox="0 0 876 366" draw:points="218,0 218,209 0,209 437,366 876,209 657,209 657,0">
                    <text:p/>
                  </draw:polygon>
                </draw:g>
                <draw:polygon draw:style-name="gr20" draw:text-style-name="P10" draw:layer="layout" svg:width="1.996cm" svg:height="0.198cm" svg:x="5.212cm" svg:y="3.726cm" svg:viewBox="0 0 1997 199" draw:points="1997,0 0,0 0,136 1,136 1,199 438,199 438,136 1997,136">
                  <text:p/>
                </draw:polygon>
                <draw:polygon draw:style-name="gr20" draw:text-style-name="P10" draw:layer="layout" svg:width="1.996cm" svg:height="0.198cm" svg:x="5.212cm" svg:y="3.727cm" svg:viewBox="0 0 1997 199" draw:points="1997,0 0,0 0,136 1,136 1,199 438,199 438,136 1997,136">
                  <text:p/>
                </draw:polygon>
                <draw:polygon draw:style-name="gr19" draw:text-style-name="P10" draw:layer="layout" svg:width="0.875cm" svg:height="0.365cm" svg:x="4.992cm" svg:y="4.281cm" svg:viewBox="0 0 876 366" draw:points="218,0 218,209 0,209 437,366 876,209 657,209 657,0">
                  <text:p/>
                </draw:polygon>
              </draw:g>
              <draw:g>
                <draw:g>
                  <draw:custom-shape draw:style-name="gr18" draw:text-style-name="P10" draw:layer="layout" svg:width="0.445cm" svg:height="0.102cm" svg:x="3.141cm" svg:y="4.117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18" draw:text-style-name="P10" draw:layer="layout" svg:width="0.445cm" svg:height="0.106cm" svg:x="3.141cm" svg:y="3.967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polygon draw:style-name="gr19" draw:text-style-name="P10" draw:layer="layout" svg:width="0.875cm" svg:height="0.365cm" svg:x="2.926cm" svg:y="4.28cm" svg:viewBox="0 0 876 366" draw:points="218,0 218,209 0,209 437,366 876,209 657,209 657,0">
                    <text:p/>
                  </draw:polygon>
                </draw:g>
                <draw:polygon draw:style-name="gr20" draw:text-style-name="P10" draw:layer="layout" svg:width="1.996cm" svg:height="0.198cm" svg:x="3.145cm" svg:y="3.726cm" svg:viewBox="0 0 1997 199" draw:points="1997,0 0,0 0,136 1,136 1,199 438,199 438,136 1997,136">
                  <text:p/>
                </draw:polygon>
                <draw:polygon draw:style-name="gr20" draw:text-style-name="P10" draw:layer="layout" svg:width="1.996cm" svg:height="0.198cm" svg:x="3.144cm" svg:y="3.727cm" svg:viewBox="0 0 1997 199" draw:points="1997,0 0,0 0,136 1,136 1,199 438,199 438,136 1997,136">
                  <text:p/>
                </draw:polygon>
                <draw:polygon draw:style-name="gr19" draw:text-style-name="P10" draw:layer="layout" svg:width="0.875cm" svg:height="0.365cm" svg:x="2.925cm" svg:y="4.281cm" svg:viewBox="0 0 876 366" draw:points="218,0 218,209 0,209 437,366 876,209 657,209 657,0">
                  <text:p/>
                </draw:polygon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7-19T06:55:46.575449813</dc:date>
    <meta:editing-duration>PT1H3M9S</meta:editing-duration>
    <meta:editing-cycles>2</meta:editing-cycles>
    <meta:generator>LibreOffice/6.1.6.3$Linux_X86_64 LibreOffice_project/10$Build-3</meta:generator>
    <meta:document-statistic meta:object-count="111"/>
  </office:meta>
</office:document-meta>
</file>